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  <style:text-properties fo:color="#FFFFFF"/>
    </style:style>
    <style:style style:name="ce3" style:family="table-cell" style:parent-style-name="Default" style:data-style-name="N0">
      <style:table-cell-properties fo:background-color="#E0B876"/>
      <style:text-properties fo:color="#FFFFFF"/>
    </style:style>
    <style:style style:name="ce4" style:family="table-cell" style:parent-style-name="Default" style:data-style-name="N0">
      <style:table-cell-properties fo:background-color="#FFE699"/>
      <style:text-properties fo:color="#FFFFFF"/>
    </style:style>
    <style:style style:name="ce5" style:family="table-cell" style:parent-style-name="Default" style:data-style-name="N0">
      <style:table-cell-properties fo:background-color="#BDD7EE"/>
      <style:text-properties fo:color="#FFFFFF"/>
    </style:style>
    <style:style style:name="ce6" style:family="table-cell" style:parent-style-name="Default" style:data-style-name="N0">
      <style:table-cell-properties fo:background-color="transparent"/>
      <style:text-properties fo:color="#FFFFFF"/>
    </style:style>
    <style:style style:name="ce7" style:family="table-cell" style:parent-style-name="Default" style:data-style-name="N0">
      <style:text-properties fo:color="#FFFFFF"/>
    </style:style>
    <style:style style:name="ce8" style:family="table-cell" style:parent-style-name="Default" style:data-style-name="N0">
      <style:table-cell-properties fo:background-color="#000000"/>
      <style:text-properties fo:color="#FFFFFF"/>
    </style:style>
    <style:style style:name="ce9" style:family="table-cell" style:parent-style-name="Default" style:data-style-name="N0">
      <style:table-cell-properties fo:background-color="#833C0C"/>
      <style:text-properties fo:color="#FFFFFF"/>
    </style:style>
    <style:style style:name="ce10" style:family="table-cell" style:parent-style-name="Default" style:data-style-name="N0">
      <style:table-cell-properties fo:background-color="#FFC000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-s1-l0" table:style-name="ta1">
        <table:table-column table:style-name="co1" table:number-columns-repeated="16384" table:default-cell-style-name="ce7"/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number-rows-repeated="29" table:style-name="ro1">
          <table:table-cell table:number-columns-repeated="68" table:style-name="ce6"/>
          <table:table-cell table:number-columns-repeated="16316"/>
        </table:table-row>
        <table:table-row table:number-rows-repeated="5" table:style-name="ro1">
          <table:table-cell table:number-columns-repeated="37" table:style-name="ce6"/>
          <table:table-cell table:number-columns-repeated="16347" table:style-name="ce7"/>
        </table:table-row>
        <table:table-row table:style-name="ro1">
          <table:table-cell table:number-columns-repeated="16" table:style-name="ce6"/>
          <table:table-cell table:number-columns-repeated="16368" table:style-name="ce7"/>
        </table:table-row>
        <table:table-row table:number-rows-repeated="1048532" table:style-name="ro1">
          <table:table-cell table:number-columns-repeated="16384"/>
        </table:table-row>
      </table:table>
      <table:table table:name="1-s1-l1" table:style-name="ta1">
        <table:table-column table:style-name="co1" table:number-columns-repeated="16384" table:default-cell-style-name="ce7"/>
        <table:table-row table:style-name="ro1"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number-rows-repeated="29" table:style-name="ro1">
          <table:table-cell table:number-columns-repeated="68" table:style-name="ce6"/>
          <table:table-cell table:number-columns-repeated="16316"/>
        </table:table-row>
        <table:table-row table:number-rows-repeated="5" table:style-name="ro1">
          <table:table-cell table:number-columns-repeated="37" table:style-name="ce6"/>
          <table:table-cell table:number-columns-repeated="16347" table:style-name="ce7"/>
        </table:table-row>
        <table:table-row table:style-name="ro1">
          <table:table-cell table:number-columns-repeated="16" table:style-name="ce6"/>
          <table:table-cell table:number-columns-repeated="16368" table:style-name="ce7"/>
        </table:table-row>
        <table:table-row table:number-rows-repeated="1048532" table:style-name="ro1">
          <table:table-cell table:number-columns-repeated="16384"/>
        </table:table-row>
      </table:table>
      <table:table table:name="2-s1-l0" table:style-name="ta1">
        <table:table-column table:style-name="co1" table:number-columns-repeated="16384" table:default-cell-style-name="ce7"/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2" table:style-name="ce6"/>
          <table:table-cell table:number-columns-repeated="16316"/>
        </table:table-row>
        <table:table-row table:number-rows-repeated="29" table:style-name="ro1">
          <table:table-cell table:number-columns-repeated="68" table:style-name="ce6"/>
          <table:table-cell table:number-columns-repeated="16316"/>
        </table:table-row>
        <table:table-row table:number-rows-repeated="5" table:style-name="ro1">
          <table:table-cell table:number-columns-repeated="37" table:style-name="ce6"/>
          <table:table-cell table:number-columns-repeated="16347" table:style-name="ce7"/>
        </table:table-row>
        <table:table-row table:style-name="ro1">
          <table:table-cell table:number-columns-repeated="16" table:style-name="ce6"/>
          <table:table-cell table:number-columns-repeated="16368" table:style-name="ce7"/>
        </table:table-row>
        <table:table-row table:number-rows-repeated="1048532" table:style-name="ro1">
          <table:table-cell table:number-columns-repeated="16384"/>
        </table:table-row>
      </table:table>
      <table:table table:name="2-s1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formula="of:=[.$M$2]" table:style-name="ce2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style-name="ro1"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2" table:style-name="ce6"/>
          <table:table-cell table:number-columns-repeated="16316"/>
        </table:table-row>
        <table:table-row table:number-rows-repeated="29" table:style-name="ro1">
          <table:table-cell table:number-columns-repeated="68" table:style-name="ce6"/>
          <table:table-cell table:number-columns-repeated="16316"/>
        </table:table-row>
        <table:table-row table:number-rows-repeated="5" table:style-name="ro1">
          <table:table-cell table:number-columns-repeated="37" table:style-name="ce6"/>
          <table:table-cell table:number-columns-repeated="16347" table:style-name="ce7"/>
        </table:table-row>
        <table:table-row table:style-name="ro1">
          <table:table-cell table:number-columns-repeated="16" table:style-name="ce6"/>
          <table:table-cell table:number-columns-repeated="16368" table:style-name="ce7"/>
        </table:table-row>
        <table:table-row table:number-rows-repeated="1048532" table:style-name="ro1">
          <table:table-cell table:number-columns-repeated="16384"/>
        </table:table-row>
      </table:table>
      <table:table table:name="3-s2-l0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 table:style-name="ce7"/>
        </table:table-row>
        <table:table-row table:number-rows-repeated="27" table:style-name="ro1">
          <table:table-cell table:number-columns-repeated="72" table:style-name="ce6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3-s2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 table:style-name="ce7"/>
        </table:table-row>
        <table:table-row table:number-rows-repeated="27" table:style-name="ro1">
          <table:table-cell table:number-columns-repeated="72" table:style-name="ce6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4-s2-l0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37" table:style-name="ce6"/>
          <table:table-cell table:number-columns-repeated="16315" table:style-name="ce7"/>
        </table:table-row>
        <table:table-row table:number-rows-repeated="27" table:style-name="ro1">
          <table:table-cell table:number-columns-repeated="72" table:style-name="ce6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4-s2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37" table:style-name="ce6"/>
          <table:table-cell table:number-columns-repeated="16315" table:style-name="ce7"/>
        </table:table-row>
        <table:table-row table:number-rows-repeated="27" table:style-name="ro1">
          <table:table-cell table:number-columns-repeated="72" table:style-name="ce6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5-s3-l0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0" table:style-name="ce6"/>
          <table:table-cell table:number-columns-repeated="16316"/>
        </table:table-row>
        <table:table-row table:number-rows-repeated="16" table:style-name="ro1">
          <table:table-cell table:number-columns-repeated="68" table:style-name="ce6"/>
          <table:table-cell table:number-columns-repeated="16316"/>
        </table:table-row>
        <table:table-row table:number-rows-repeated="2" table:style-name="ro1">
          <table:table-cell table:number-columns-repeated="58" table:style-name="ce6"/>
          <table:table-cell table:number-columns-repeated="16326" table:style-name="ce7"/>
        </table:table-row>
        <table:table-row table:number-rows-repeated="1048531" table:style-name="ro1">
          <table:table-cell table:number-columns-repeated="16384"/>
        </table:table-row>
      </table:table>
      <table:table table:name="5-s3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20" table:style-name="ce6"/>
          <table:table-cell table:number-columns-repeated="16316"/>
        </table:table-row>
        <table:table-row table:number-rows-repeated="16" table:style-name="ro1">
          <table:table-cell table:number-columns-repeated="68" table:style-name="ce6"/>
          <table:table-cell table:number-columns-repeated="16316"/>
        </table:table-row>
        <table:table-row table:number-rows-repeated="2" table:style-name="ro1">
          <table:table-cell table:number-columns-repeated="58" table:style-name="ce6"/>
          <table:table-cell table:number-columns-repeated="16326" table:style-name="ce7"/>
        </table:table-row>
        <table:table-row table:number-rows-repeated="1048531" table:style-name="ro1">
          <table:table-cell table:number-columns-repeated="16384"/>
        </table:table-row>
      </table:table>
      <table:table table:name="6-s4-l0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6"/>
          <table:table-cell table:number-columns-repeated="16347" table:style-name="ce7"/>
        </table:table-row>
        <table:table-row table:number-rows-repeated="1048533" table:style-name="ro1">
          <table:table-cell table:number-columns-repeated="16384"/>
        </table:table-row>
      </table:table>
      <table:table table:name="6-s4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6"/>
          <table:table-cell table:number-columns-repeated="16347" table:style-name="ce7"/>
        </table:table-row>
        <table:table-row table:number-rows-repeated="1048533" table:style-name="ro1">
          <table:table-cell table:number-columns-repeated="16384"/>
        </table:table-row>
      </table:table>
      <table:table table:name="7-s5-l0" table:style-name="ta1">
        <table:table-column table:style-name="co1" table:number-columns-repeated="16384" table:default-cell-style-name="ce7"/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number-rows-repeated="3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 table:style-name="ce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 table:style-name="ce7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 table:style-name="ce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number-rows-repeated="3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  <table:table table:name="7-s5-l1" table:style-name="ta1">
        <table:table-column table:style-name="co1" table:number-columns-repeated="16384" table:default-cell-style-name="ce7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5" table:style-name="ce6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 table:style-name="ce7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10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Luc Toupense</meta:initial-creator>
    <dc:creator>Luc Toupense</dc:creator>
    <meta:creation-date>2023-02-03T23:31:44Z</meta:creation-date>
    <dc:date>2023-02-05T13:59:38Z</dc:date>
    <meta:editing-duration>PT0S</meta:editing-duration>
  </office:meta>
</office:document-meta>
</file>